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TERESA BRAG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BRAGA DEL CASTILLO TERESA DE JESU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1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BRAGA DEL CASTILLO TERESA DE JESU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NOLORBE OCHAVANO, EVER MANUE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2003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4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2:0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3:5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3:44:2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